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3">
      <style:paragraph-properties style:line-height-at-least="0.2291in" fo:widows="1"/>
    </style:style>
    <style:style style:name="P6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8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2">
      <style:paragraph-properties fo:margin-top="0in" fo:margin-bottom="0in" loext:contextual-spacing="false" style:line-height-at-least="0.2291in" fo:widows="1"/>
    </style:style>
    <style:style style:name="P14" style:family="paragraph" style:parent-style-name="Text_20_body" style:list-style-name="L3">
      <style:paragraph-properties fo:margin-top="0in" fo:margin-bottom="0in" loext:contextual-spacing="false" style:line-height-at-least="0.2291in" fo:widows="1"/>
    </style:style>
    <style:style style:name="P15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6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17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Helvetica Neue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REGULAR EXPRESSIONS STUDY GUIDE</text:h>
      <text:p text:style-name="P6"><text:line-break/><text:span text:style-name="T1">Terminology and Basics</text:span></text:p>
      <text:list xml:id="list5725399208833919418" text:style-name="L1">
        <text:list-item>
          <text:p text:style-name="P8">Understand the regular expression syntax.</text:p>
        </text:list-item>
        <text:list-item>
          <text:p text:style-name="P1">Know how to write simple regular expressions.</text:p>
        </text:list-item>
      </text:list>
      <text:p text:style-name="P7">NFA Simulation</text:p>
      <text:list xml:id="list8843559717807201250" text:style-name="L2">
        <text:list-item>
          <text:p text:style-name="P9">Understand how to manually simulate a string input on a given NFA.</text:p>
        </text:list-item>
        <text:list-item>
          <text:p text:style-name="P13"><text:span text:style-name="T2">What happens on a mismatch? All states that don't match are removed from the set of valid states. This may result in an NFA that is not in </text:span><text:span text:style-name="Emphasis"><text:span text:style-name="T2">any</text:span></text:span><text:span text:style-name="T2"> state. The NFA does </text:span><text:span text:style-name="Emphasis"><text:span text:style-name="T2">not</text:span></text:span><text:span text:style-name="T2"> go back to state 0.</text:span></text:p>
        </text:list-item>
        <text:list-item>
          <text:p text:style-name="P13"><text:span text:style-name="T2">Why does an NFA only tell you if the </text:span><text:span text:style-name="Emphasis"><text:span text:style-name="T2">entire</text:span></text:span><text:span text:style-name="T2"> string matches a regular expression, not whether or not some substring matches?</text:span></text:p>
        </text:list-item>
        <text:list-item>
          <text:p text:style-name="P9">Given a string and and a regular expression, how do we tell if any substring of the string matches the regular expression? (Hint: Make a new regular expression.)</text:p>
        </text:list-item>
        <text:list-item>
          <text:p text:style-name="P2">How does graph search play a role? Does it matter if we use DFS or BFS? Would it ever make sense to use an undirected graph in the regular expression context? An edge-weighted digraph?</text:p>
        </text:list-item>
      </text:list>
      <text:p text:style-name="P7">NFA Construction</text:p>
      <text:list xml:id="list6366999381100247545" text:style-name="L3">
        <text:list-item>
          <text:p text:style-name="P10">Understand how to build an NFA from a regular expression. If you know how to do this using the stack-based method, you can do this process without even thinking.</text:p>
        </text:list-item>
        <text:list-item>
          <text:p text:style-name="P10">Our NFA construction process is not the only valid construction process. There are other equally valid ones. Ours is just the simplest that Bob and Kevin could come up with.</text:p>
        </text:list-item>
        <text:list-item>
          <text:p text:style-name="P10">Our NFAs are non-unique representations of a given regular expression (as discussed in lecture).</text:p>
        </text:list-item>
        <text:list-item>
          <text:p text:style-name="P14"><text:span text:style-name="T2">Why are there no more than 3M epsilon transitions? Why is this fact vitally important to the </text:span><text:span text:style-name="Emphasis"><text:span text:style-name="T2">N M</text:span></text:span><text:span text:style-name="T2"> worst-case running time for simulation?</text:span></text:p>
        </text:list-item>
        <text:list-item>
          <text:p text:style-name="P5"><text:span text:style-name="T2">Since DFAs have worst-case running time of </text:span><text:span text:style-name="Emphasis"><text:span text:style-name="T2">N</text:span></text:span><text:span text:style-name="T2">, and all regexes go with some DFA, why don't we just use those?</text:span></text:p>
        </text:list-item>
      </text:list>
      <text:h text:style-name="P16" text:outline-level="3">Recommended Problems</text:h>
      <text:h text:style-name="P17" text:outline-level="4">C level</text:h>
      <text:list xml:id="list5660561615265097959" text:style-name="L4">
        <text:list-item>
          <text:p text:style-name="P11">Spring 2008 Final, #8</text:p>
        </text:list-item>
        <text:list-item>
          <text:p text:style-name="P11">Fall 2008 Final, #8</text:p>
        </text:list-item>
        <text:list-item>
          <text:p text:style-name="P11">Fall 2009 Final, #7</text:p>
        </text:list-item>
        <text:list-item>
          <text:p text:style-name="P11">Fall 2010 Final, #9</text:p>
        </text:list-item>
        <text:list-item>
          <text:p text:style-name="P11">Spring 2012 Final, #10</text:p>
        </text:list-item>
        <text:list-item>
          <text:p text:style-name="P11">Spring 2012 Final, #11</text:p>
        </text:list-item>
        <text:list-item>
          <text:p text:style-name="P3">5.4.1, 5.4.2</text:p>
        </text:list-item>
      </text:list>
      <text:h text:style-name="P17" text:outline-level="4"><text:soft-page-break/>B level</text:h>
      <text:list xml:id="list1279606763073368546" text:style-name="L5">
        <text:list-item>
          <text:p text:style-name="P12">Fall 2011 Final, #7</text:p>
        </text:list-item>
        <text:list-item>
          <text:p text:style-name="P4">Textbook 5.4.16, 5.4.17, 5.4.18</text:p>
        </text:list-item>
      </text:list>
      <text:h text:style-name="P17" text:outline-level="4">A level</text:h>
      <text:p text:style-name="P6">Non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LibreOffice/4.3.5.2$Windows_x86 LibreOffice_project/3a87456aaa6a95c63eea1c1b3201acedf0751bd5</meta:generator>
    <dc:date>2015-01-20T16:26:43.538000000</dc:date>
    <meta:document-statistic meta:table-count="0" meta:image-count="0" meta:object-count="0" meta:page-count="2" meta:paragraph-count="30" meta:word-count="340" meta:character-count="1824" meta:non-whitespace-character-count="1534"/>
    <meta:user-defined meta:name="Info 1"/>
    <meta:user-defined meta:name="Info 2"/>
    <meta:user-defined meta:name="Info 3"/>
    <meta:user-defined meta:name="Info 4"/>
  </office:meta>
</office:document-meta>
</file>